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35b" officeooo:paragraph-rsid="001e535b"/>
    </style:style>
    <style:style style:name="P2" style:family="paragraph" style:parent-style-name="Standard">
      <style:text-properties fo:font-weight="bold" officeooo:rsid="001e535b" officeooo:paragraph-rsid="001e535b" style:font-weight-asian="bold" style:font-weight-complex="bold"/>
    </style:style>
    <style:style style:name="P3" style:family="paragraph" style:parent-style-name="Standard">
      <style:text-properties fo:font-weight="bold" officeooo:rsid="001f5ccf" officeooo:paragraph-rsid="001f5cc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5cc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E 6254 Final Exam Problem 6</text:p>
      <text:p text:style-name="P1">Randy Schur</text:p>
      <text:p text:style-name="P1">5/9/16</text:p>
      <text:p text:style-name="P1"/>
      <text:p text:style-name="P2">Paper: <text:span text:style-name="T1">Sliding-Mode Velocity Control of Mobile-Wheeled Inverted-Pendulum Systems</text:span></text:p>
      <text:p text:style-name="P2">Authors: <text:span text:style-name="T1">Jian Huang, Zhi-Hong Guan, Takayuki Matsuno, Toshio Fukuda, Kosuke Sekiyama</text:span></text:p>
      <text:p text:style-name="P2">Journal: <text:span text:style-name="T1">IEEE Transactions on Robotics (published August 2010)</text:span></text:p>
      <text:p text:style-name="P2"><text:span text:style-name="T1"/></text:p>
      <text:p text:style-name="P2"><text:span text:style-name="T1">This paper proposes a velocity-tracking controller for inverted pendulum systems. Specifically, the model they use is based on the Segway and other similar commercially available products. This type of system is used as a mode of transportation (Segway platform) as well as a common robot model (warehouse/service robots and hobby projects). The authors propose a controller to stabilize the system in the presence of inclines and uncertainty in the robot model. For the Segway in particular this robustness to uncertainty is important, since it is often used by many different people in outdoor environments. </text:span><text:span text:style-name="T2">Model uncertainty makes linearization difficult, because the equilibrium position isn't known exactly and so some approximations may not be valid.</text:span></text:p>
      <text:p text:style-name="P2"><text:span text:style-name="T1"/></text:p>
      <text:p text:style-name="P2"><text:span text:style-name="T1">Several assumptions underly the analysis presented in the paper. First, the model travels only in 1 dimension. A more accurate model would be able to move in at least two dimensions, although the assumption that the robot does not leave the ground is safe. However, since this type of system can turn in place, </text:span><text:span text:style-name="T2">the assumption that it moves in only straight lines may be a reasonable approximation. Another assumption made during the controller design is that the estimation error in modeling uncertainty is bounded by a known function. This may be true based on empirical testing or further analysis, but there is no motivation or basis given for this assumption. Additionally, the fact that the proposed method tracks a velocity assumes that the input to the system is a velocity. Intuitively, the input to the system would be both position and velocity. However, this simplification may be reasonable since a <text:s/>demanded trajectory could be decomposed into constant velocity sections. During simulation, the desired trajectory is a constant, which is probably not a safe assumption over any extended period of time.</text:span></text:p>
      <text:p text:style-name="P2"><text:span text:style-name="T2"/></text:p>
      <text:p text:style-name="P3"><text:span text:style-name="T1">The proposed method is a Sliding Mode Controller. The authors show two separate controllers. the first is stable and robust to uncertainty but leaves a steady state error. The second controller is asymptotically stable, and removes any tracking error. Each controller is designed to push the system to a virtual sliding surface and then shown to be stable by the Lyapunov method. Then, the system is simulated in the presence of a </text:span></text:p>
      <text:p text:style-name="P3"><text:span text:style-name="T1"/></text:p>
      <text:p text:style-name="P3"><text:span text:style-name="T1">The authors assume that the desired equilibriu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y </meta:initial-creator>
    <meta:creation-date>2016-05-08T21:18:54.585918075</meta:creation-date>
    <dc:date>2016-05-08T21:51:08.616297623</dc:date>
    <dc:creator>Randy </dc:creator>
    <meta:editing-duration>PT33S</meta:editing-duration>
    <meta:editing-cycles>1</meta:editing-cycles>
    <meta:document-statistic meta:table-count="0" meta:image-count="0" meta:object-count="0" meta:page-count="1" meta:paragraph-count="10" meta:word-count="410" meta:character-count="2621" meta:non-whitespace-character-count="2219"/>
    <meta:generator>LibreOffice/5.0.3.2$Linux_X86_64 LibreOffice_project/00m0$Build-2</meta:generator>
  </office:meta>
</office:document-meta>
</file>